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 style:master-page-name="">
      <loext:graphic-properties draw:fill="none"/>
      <style:paragraph-properties fo:margin-left="1cm" fo:margin-right="0cm" fo:margin-top="0cm" fo:margin-bottom="0cm" style:contextual-spacing="false" style:line-height-at-least="0.50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</style:style>
    <style:style style:name="P2" style:family="paragraph" style:parent-style-name="Preformatted_20_Text" style:master-page-name="">
      <loext:graphic-properties draw:fill="none"/>
      <style:paragraph-properties fo:margin-left="1.101cm" fo:margin-right="0cm" fo:margin-top="0cm" fo:margin-bottom="0cm" style:contextual-spacing="false" style:line-height-at-least="0.50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</style:style>
    <style:style style:name="P3" style:family="paragraph" style:parent-style-name="Preformatted_20_Text">
      <loext:graphic-properties draw:fill="none"/>
      <style:paragraph-properties fo:margin-left="1.101cm" fo:margin-right="0cm" fo:margin-top="0cm" fo:margin-bottom="0cm" style:contextual-spacing="false" style:line-height-at-least="0.503cm" fo:text-align="justify" style:justify-single-word="false" fo:orphans="2" fo:widows="2" fo:text-indent="0cm" style:auto-text-indent="false" fo:background-color="transparent" style:writing-mode="lr-tb"/>
    </style:style>
    <style:style style:name="P4" style:family="paragraph" style:parent-style-name="Preformatted_20_Text" style:master-page-name="">
      <loext:graphic-properties draw:fill="none"/>
      <style:paragraph-properties fo:margin-left="0.6cm" fo:margin-right="0cm" fo:margin-top="0cm" fo:margin-bottom="0cm" style:contextual-spacing="false" style:line-height-at-least="0.503cm" fo:text-align="justify" style:justify-single-word="false" fo:orphans="2" fo:widows="2" fo:text-indent="0cm" style:auto-text-indent="false" style:page-number="auto" fo:background-color="transparent" style:writing-mode="lr-tb"/>
    </style:style>
    <style:style style:name="P5" style:family="paragraph" style:parent-style-name="Preformatted_20_Text" style:master-page-name="">
      <loext:graphic-properties draw:fill="none"/>
      <style:paragraph-properties fo:margin-left="0.801cm" fo:margin-right="0cm" fo:margin-top="0cm" fo:margin-bottom="0cm" style:contextual-spacing="false" style:line-height-at-least="0.503cm" fo:text-align="justify" style:justify-single-word="false" fo:orphans="2" fo:widows="2" fo:text-indent="0cm" style:auto-text-indent="false" style:page-number="auto" fo:background-color="transparent" style:writing-mode="lr-tb"/>
    </style:style>
    <style:style style:name="P6" style:family="paragraph" style:parent-style-name="Standard" style:master-page-name="">
      <loext:graphic-properties draw:fill="none"/>
      <style:paragraph-properties fo:margin-left="0.6cm" fo:margin-right="0cm" fo:margin-top="0.49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0a7191"/>
    </style:style>
    <style:style style:name="P7" style:family="paragraph" style:parent-style-name="Standard">
      <style:paragraph-properties fo:margin-left="1.905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P8" style:family="paragraph" style:parent-style-name="Preformatted_20_Text">
      <loext:graphic-properties draw:fill="none"/>
      <style:paragraph-properties fo:margin-left="0.801cm" fo:margin-right="0cm" fo:margin-top="0cm" fo:margin-bottom="0cm" style:contextual-spacing="false" style:line-height-at-least="0.503cm" fo:text-align="justify" style:justify-single-word="false" fo:orphans="2" fo:widows="2" fo:text-indent="0cm" style:auto-text-indent="false" fo:background-color="transparent" style:writing-mode="lr-tb"/>
    </style:style>
    <style:style style:name="P9" style:family="paragraph" style:parent-style-name="Preformatted_20_Text" style:master-page-name="">
      <loext:graphic-properties draw:fill="none"/>
      <style:paragraph-properties fo:margin-left="0.801cm" fo:margin-right="0cm" fo:margin-top="0cm" fo:margin-bottom="0cm" style:contextual-spacing="false" style:line-height-at-least="0.503cm" fo:text-align="justify" style:justify-single-word="false" fo:orphans="2" fo:widows="2" fo:text-indent="0cm" style:auto-text-indent="false" style:page-number="auto" fo:background-color="transparent" style:writing-mode="lr-tb"/>
    </style:style>
    <style:style style:name="P10" style:family="paragraph" style:parent-style-name="Standard">
      <style:paragraph-properties fo:margin-left="0.635cm" fo:margin-right="0cm" fo:margin-top="0.494cm" fo:margin-bottom="0.494cm" style:contextual-spacing="false" fo:line-height="100%" fo:text-indent="0cm" style:auto-text-indent="false"/>
      <style:text-properties officeooo:paragraph-rsid="000a7191"/>
    </style:style>
    <style:style style:name="P11" style:family="paragraph" style:parent-style-name="Standard" style:list-style-name="" style:master-page-name="Standard">
      <style:paragraph-properties fo:margin-top="0cm" fo:margin-bottom="0.494cm" style:contextual-spacing="false" fo:line-height="100%" style:page-number="auto"/>
      <style:text-properties style:font-name="Times New Roman" fo:font-size="24pt" fo:font-weight="bold" style:letter-kerning="true" style:font-name-asian="Times New Roman1" style:font-size-asian="24pt" style:language-asian="es" style:country-asian="ES" style:font-weight-asian="bold" style:font-name-complex="Times New Roman1" style:font-size-complex="24pt" style:font-weight-complex="bold"/>
    </style:style>
    <style:style style:name="P12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3" style:family="paragraph" style:parent-style-name="Standard">
      <style:paragraph-properties fo:margin-left="0.635cm" fo:margin-right="0cm" fo:margin-top="0.494cm" fo:margin-bottom="0.494cm" style:contextual-spacing="false" fo:line-height="100%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4" style:family="paragraph" style:parent-style-name="Standard">
      <style:paragraph-properties fo:margin-left="0.635cm" fo:margin-right="0cm" fo:margin-top="0.494cm" fo:margin-bottom="0.494cm" style:contextual-spacing="false" fo:line-height="100%" fo:text-indent="0cm" style:auto-text-indent="false" fo:break-before="page"/>
      <style:text-properties style:font-name="Times New Roman" fo:font-size="12pt" officeooo:paragraph-rsid="000a7191" style:font-name-asian="Times New Roman1" style:font-size-asian="12pt" style:language-asian="es" style:country-asian="ES" style:font-name-complex="Times New Roman1" style:font-size-complex="12pt"/>
    </style:style>
    <style:style style:name="P15" style:family="paragraph" style:parent-style-name="Standard">
      <style:paragraph-properties fo:margin-left="0.635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P16" style:family="paragraph" style:parent-style-name="Standard">
      <style:paragraph-properties fo:margin-left="0.751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P17" style:family="paragraph" style:parent-style-name="Standard">
      <style:paragraph-properties fo:margin-left="0.635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officeooo:paragraph-rsid="001629ba" style:font-name-asian="Times New Roman1" style:font-size-asian="10pt" style:language-asian="es" style:country-asian="ES" style:font-name-complex="Courier New1" style:font-size-complex="10pt"/>
    </style:style>
    <style:style style:name="P18" style:family="paragraph" style:parent-style-name="Standard">
      <style:paragraph-properties fo:margin-left="0.751cm" fo:margin-right="0cm" fo:margin-top="0cm" fo:margin-bottom="0cm" style:contextual-spacing="false" fo:line-height="100%" fo:text-indent="0cm" style:auto-text-indent="false">
        <style:tab-stops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P19" style:family="paragraph" style:parent-style-name="Standard">
      <style:paragraph-properties fo:margin-left="0.751cm" fo:margin-right="0cm" fo:margin-top="0cm" fo:margin-bottom="0cm" style:contextual-spacing="false" fo:line-height="100%" fo:text-indent="0cm" style:auto-text-indent="false">
        <style:tab-stops>
          <style:tab-stop style:position="0.7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P20" style:family="paragraph" style:parent-style-name="Standard">
      <style:paragraph-properties fo:margin-left="0.751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font-weight="bold" style:font-name-asian="Times New Roman1" style:font-size-asian="10pt" style:language-asian="es" style:country-asian="ES" style:font-weight-asian="bold" style:font-name-complex="Courier New1" style:font-size-complex="10pt" style:font-weight-complex="bold"/>
    </style:style>
    <style:style style:name="P21" style:family="paragraph" style:parent-style-name="Standard">
      <style:paragraph-properties fo:margin-left="0.751cm" fo:margin-right="0cm" fo:margin-top="0cm" fo:margin-bottom="0cm" style:contextual-spacing="false" fo:line-height="100%" fo:text-indent="0cm" style:auto-text-indent="false">
        <style:tab-stops>
          <style:tab-stop style:position="0.7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font-weight="bold" style:font-name-asian="Times New Roman1" style:font-size-asian="10pt" style:language-asian="es" style:country-asian="ES" style:font-weight-asian="bold" style:font-name-complex="Courier New1" style:font-size-complex="10pt" style:font-weight-complex="bold"/>
    </style:style>
    <style:style style:name="P22" style:family="paragraph" style:parent-style-name="Standard">
      <style:paragraph-properties fo:margin-left="0.635cm" fo:margin-right="0cm" fo:margin-top="0.092cm" fo:margin-bottom="0.092cm" style:contextual-spacing="false" fo:line-height="100%" fo:text-indent="0cm" style:auto-text-indent="false"/>
      <style:text-properties fo:font-weight="bold" officeooo:paragraph-rsid="000a7191" style:font-weight-asian="bold" style:font-weight-complex="bold"/>
    </style:style>
    <style:style style:name="T1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2" style:family="text">
      <style:text-properties fo:font-variant="normal" fo:text-transform="none" fo:color="#000000" loext:opacity="100%" style:font-name="Courier New" fo:font-size="10pt" fo:letter-spacing="normal" fo:font-style="normal" fo:font-weight="normal" style:font-name-asian="Times New Roman1" style:font-size-asian="10pt" style:language-asian="es" style:country-asian="ES" style:font-name-complex="Courier New1" style:font-size-complex="10pt"/>
    </style:style>
    <style:style style:name="T3" style:family="text">
      <style:text-properties fo:font-variant="normal" fo:text-transform="none" fo:color="#000000" loext:opacity="100%" style:font-name="Courier New" fo:font-size="10pt" fo:letter-spacing="normal" fo:font-style="normal" style:font-name-asian="Times New Roman1" style:font-size-asian="10pt" style:language-asian="es" style:country-asian="ES" style:font-name-complex="Courier New1" style:font-size-complex="10pt"/>
    </style:style>
    <style:style style:name="T4" style:family="text">
      <style:text-properties fo:font-variant="normal" fo:text-transform="none" fo:color="#000000" loext:opacity="100%" style:font-name="Courier New" fo:font-size="10pt" fo:letter-spacing="normal" fo:font-style="normal" fo:font-weight="bold" style:font-name-asian="Times New Roman1" style:font-size-asian="10pt" style:language-asian="es" style:country-asian="ES" style:font-weight-asian="bold" style:font-name-complex="Courier New1" style:font-size-complex="10pt" style:font-weight-complex="bold"/>
    </style:style>
    <style:style style:name="T5" style:family="text">
      <style:text-properties fo:font-variant="normal" fo:text-transform="none" fo:color="#000000" loext:opacity="100%" style:font-name="Courier New" fo:font-size="10pt" fo:letter-spacing="normal" style:font-name-asian="Times New Roman1" style:font-size-asian="10pt" style:language-asian="es" style:country-asian="ES" style:font-name-complex="Courier New1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Ejercicios - Documentos bien formados</text:h>
      <text:p text:style-name="P12">Los siguientes documentos no están bien formados porque cada uno contiene dos errores (dos errores del mismo tipo cuentan como uno sólo). Corrija los errores y compruebe con XML Copy Editor que ya son documentos bien formados (si para corregir algún error hay que inventarse una etiqueta o atributo, utilice un nombre que tenga relación con la información contenida en el documento)</text:p>
      <text:p text:style-name="P13">Películas (ej1_01.xml) </text:p>
      <text:p text:style-name="P15">&lt;?xml version="1.0" encoding="UTF-8"?&gt;</text:p>
      <text:p text:style-name="P15">&lt;pelicula&gt;</text:p>
      <text:p text:style-name="P15"><text:s text:c="2"/>&lt;titulo&gt;Con faldas y a lo loco&lt;/titulo&gt;</text:p>
      <text:p text:style-name="P15"><text:s text:c="2"/>&lt;director&gt;Billy Wilder&lt;/director&gt;</text:p>
      <text:p text:style-name="P15">&lt;/pelicula&gt;</text:p>
      <text:p text:style-name="P15">&lt;pelicula&gt;</text:p>
      <text:p text:style-name="P15"><text:s text:c="2"/>&lt;director&gt;Leo McCarey&lt;/director&gt;</text:p>
      <text:p text:style-name="P15"><text:s text:c="2"/>&lt;titulo&gt;Sopa de ganso&lt;/titulo&gt;</text:p>
      <text:p text:style-name="P15">&lt;/pelicula&gt;</text:p>
      <text:p text:style-name="P16">&lt;autor /&gt;barto&lt;/autor&gt;</text:p>
      <text:p text:style-name="P16"/>
      <text:p text:style-name="P16"/>
      <text:p text:style-name="P16"/>
      <text:p text:style-name="P20">&lt;?xml version="1.0" encoding="UTF-8"?&gt;</text:p>
      <text:p text:style-name="P20">&lt;cine&gt;</text:p>
      <text:p text:style-name="P20">&lt;pelicula&gt;</text:p>
      <text:p text:style-name="P20"><text:s text:c="2"/>&lt;titulo&gt;Con faldas y a lo loco&lt;/titulo&gt;</text:p>
      <text:p text:style-name="P20"><text:s text:c="2"/>&lt;director&gt;Billy Wilder&lt;/director&gt;</text:p>
      <text:p text:style-name="P20">&lt;/pelicula&gt;</text:p>
      <text:p text:style-name="P20">&lt;pelicula&gt;</text:p>
      <text:p text:style-name="P20"><text:s text:c="2"/>&lt;director&gt;Leo McCarey&lt;/director&gt;</text:p>
      <text:p text:style-name="P20"><text:s text:c="2"/>&lt;titulo&gt;Sopa de ganso&lt;/titulo&gt;</text:p>
      <text:p text:style-name="P20">&lt;/pelicula&gt;</text:p>
      <text:p text:style-name="P20">&lt;autor&gt;barto&lt;/autor&gt;</text:p>
      <text:p text:style-name="P20">&lt;/cine&gt;</text:p>
      <text:p text:style-name="P7"/>
      <text:p text:style-name="P7"/>
      <text:p text:style-name="P13">Deportistas (ej1_02.xml) </text:p>
      <text:p text:style-name="P15">&lt;?xml version="1.0" encoding="UTF-8"?&gt;</text:p>
      <text:p text:style-name="P15">&lt;deportistas&gt;</text:p>
      <text:p text:style-name="P15"><text:s text:c="2"/>&lt;deportista&gt;</text:p>
      <text:p text:style-name="P15"><text:s text:c="4"/>&lt;deporte Atletismo /&gt;</text:p>
      <text:p text:style-name="P15"><text:s text:c="4"/>&lt;nombre&gt;Jesse Owens&lt;/nombre&gt;</text:p>
      <text:p text:style-name="P15"><text:s text:c="2"/>&lt;deportista&gt;</text:p>
      <text:p text:style-name="P15"><text:s text:c="4"/>&lt;deporte Natación /&gt;</text:p>
      <text:p text:style-name="P15"><text:s text:c="4"/>&lt;nombre&gt;Mark Spitz&lt;/nombre&gt;</text:p>
      <text:p text:style-name="P15"><text:s text:c="2"/>&lt;/deportista&gt;</text:p>
      <text:p text:style-name="P16">&lt;/deportistas&gt;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20">&lt;?xml version="1.0" encoding="UTF-8"?&gt;</text:p>
      <text:p text:style-name="P20">&lt;deportistas&gt;</text:p>
      <text:p text:style-name="P20"><text:s text:c="2"/>&lt;deportista&gt;</text:p>
      <text:p text:style-name="P20"><text:s text:c="4"/>&lt;deporte categoria="Atletismo"/&gt;</text:p>
      <text:p text:style-name="P20"><text:s text:c="4"/>&lt;nombre&gt;Jesse Owens&lt;/nombre&gt;</text:p>
      <text:p text:style-name="P20"><text:s text:c="2"/>&lt;/deportista&gt;</text:p>
      <text:p text:style-name="P20"><text:s text:c="2"/>&lt;deportista&gt;</text:p>
      <text:p text:style-name="P20"><text:s text:c="4"/>&lt;deporte categoria="Natación"/&gt;</text:p>
      <text:p text:style-name="P20"><text:s text:c="4"/>&lt;nombre&gt;Mark Spitz&lt;/nombre&gt;</text:p>
      <text:p text:style-name="P20"><text:s text:c="2"/>&lt;/deportista&gt;</text:p>
      <text:p text:style-name="P20">&lt;/deportistas&gt;</text:p>
      <text:p text:style-name="P16"/>
      <text:p text:style-name="P13">Texto (ej1_03.xml) </text:p>
      <text:p text:style-name="P15">&lt;?xml version="1.0" encoding="UTF-8"?&gt;</text:p>
      <text:p text:style-name="P15">&lt;texto&gt;</text:p>
      <text:p text:style-name="P15"><text:s text:c="2"/>&lt;Titulo&gt;XML explicado a los niños&lt;/titulo&gt;</text:p>
      <text:p text:style-name="P15"><text:s text:c="2"/>&lt;párrafo&gt;El &lt;abreviatura&gt;XML&lt;/abreviatura&gt;define cómo crear </text:p>
      <text:p text:style-name="P15"><text:s text:c="2"/>lenguajes de marcas.&lt;/párrafo&gt;</text:p>
      <text:p text:style-name="P15"><text:s text:c="2"/>&lt;párrafo&gt;Las marcas se añaden a un documento de texto </text:p>
      <text:p text:style-name="P15"><text:s text:c="2"/>para añadir información.&lt;/párrafo&gt;</text:p>
      <text:p text:style-name="P15"><text:s text:c="2"/>&lt;http://&gt;www.example.org&lt;/http://&gt;</text:p>
      <text:p text:style-name="P18">&lt;/texto&gt;</text:p>
      <text:p text:style-name="P10"/>
      <text:p text:style-name="P22">&lt;?xml version="1.0" encoding="UTF-8"?&gt;</text:p>
      <text:p text:style-name="P22">&lt;texto&gt;</text:p>
      <text:p text:style-name="P22"><text:s text:c="2"/>&lt;Titulo&gt;XML explicado a los niños&lt;/Titulo&gt;</text:p>
      <text:p text:style-name="P22"><text:s text:c="2"/>&lt;párrafo&gt;El &lt;abreviatura&gt;XML&lt;/abreviatura&gt;define cómo crear </text:p>
      <text:p text:style-name="P22"><text:s text:c="2"/>lenguajes de marcas.&lt;/párrafo&gt;</text:p>
      <text:p text:style-name="P22"><text:s text:c="2"/>&lt;párrafo&gt;Las marcas se añaden a un documento de texto </text:p>
      <text:p text:style-name="P22"><text:s text:c="2"/>para añadir información.&lt;/párrafo&gt;</text:p>
      <text:p text:style-name="P22"><text:s text:c="2"/>&lt;http&gt;www.example.org&lt;/http&gt;</text:p>
      <text:p text:style-name="P22">&lt;/texto&gt;</text:p>
      <text:p text:style-name="P22"/>
      <text:p text:style-name="P14">Información geográfica (ej1_04.xml) </text:p>
      <text:p text:style-name="P6"><text:span text:style-name="Source_20_Text"><text:span text:style-name="T2">&lt;?xml version="1.0" encoding="UTF-8"?&gt;</text:span></text:span></text:p>
      <text:p text:style-name="P4"><text:span text:style-name="Source_20_Text"><text:span text:style-name="T2"><text:s/>&lt;geografia mundial&gt;</text:span></text:span></text:p>
      <text:p text:style-name="P5"><text:span text:style-name="Source_20_Text"><text:span text:style-name="T5"><text:s text:c="2"/></text:span></text:span><text:span text:style-name="Source_20_Text"><text:span text:style-name="T2">&lt;pais&gt;</text:span></text:span></text:p>
      <text:p text:style-name="P2"><text:span text:style-name="Source_20_Text"><text:span text:style-name="T5"><text:s text:c="4"/></text:span></text:span><text:span text:style-name="Source_20_Text"><text:span text:style-name="T2">&lt;pais&gt;España&lt;/pais&gt;</text:span></text:span></text:p>
      <text:p text:style-name="P3"><text:span text:style-name="Source_20_Text"><text:span text:style-name="T5"><text:s text:c="4"/></text:span></text:span><text:span text:style-name="Source_20_Text"><text:span text:style-name="T2">&lt;continente&gt;Europa&lt;/continente&gt;</text:span></text:span></text:p>
      <text:p text:style-name="P3"><text:span text:style-name="Source_20_Text"><text:span text:style-name="T5"><text:s text:c="4"/></text:span></text:span><text:span text:style-name="Source_20_Text"><text:span text:style-name="T2">&lt;capital&gt;&lt;/capital nombre="Madrid"&gt;</text:span></text:span></text:p>
      <text:p text:style-name="P1"><text:span text:style-name="Source_20_Text"><text:span text:style-name="T5"><text:s/></text:span></text:span><text:span text:style-name="Source_20_Text"><text:span text:style-name="T2">&lt;/pais&gt;</text:span></text:span></text:p>
      <text:p text:style-name="P5"><text:span text:style-name="Source_20_Text"><text:span text:style-name="T2">&lt;/geografia mundial&gt;</text:span></text:span></text:p>
      <text:p text:style-name="P8"><text:span text:style-name="Source_20_Text"><text:span text:style-name="T2"/></text:span></text:p>
      <text:p text:style-name="P8"><text:span text:style-name="Source_20_Text"><text:span text:style-name="T2"/></text:span></text:p>
      <text:p text:style-name="P8"><text:span text:style-name="Source_20_Text"><text:span text:style-name="T4">&lt;?xml version="1.0" encoding="UTF-8"?&gt;</text:span></text:span></text:p>
      <text:p text:style-name="P8"><text:span text:style-name="Source_20_Text"><text:span text:style-name="T4"><text:s/>&lt;geografia categoria="mundial"&gt;</text:span></text:span></text:p>
      <text:p text:style-name="P8"><text:span text:style-name="Source_20_Text"><text:span text:style-name="T4"><text:s text:c="2"/>&lt;pais&gt;</text:span></text:span></text:p>
      <text:p text:style-name="P8"><text:span text:style-name="Source_20_Text"><text:span text:style-name="T4"><text:s text:c="4"/>&lt;pais&gt;España&lt;/pais&gt;</text:span></text:span></text:p>
      <text:p text:style-name="P8"><text:span text:style-name="Source_20_Text"><text:span text:style-name="T4"><text:s text:c="4"/>&lt;continente&gt;Europa&lt;/continente&gt;</text:span></text:span></text:p>
      <text:p text:style-name="P8"><text:span text:style-name="Source_20_Text"><text:span text:style-name="T4"><text:s text:c="4"/>&lt;capital nombre="Madrid"&gt;&lt;/capital&gt;</text:span></text:span></text:p>
      <text:p text:style-name="P8"><text:span text:style-name="Source_20_Text"><text:span text:style-name="T4"><text:s/>&lt;/pais&gt;</text:span></text:span></text:p>
      <text:p text:style-name="P8"><text:span text:style-name="Source_20_Text"><text:span text:style-name="T4">&lt;/geografia&gt;</text:span></text:span></text:p>
      <text:p text:style-name="P8"><text:span text:style-name="Source_20_Text"><text:span text:style-name="T2"/></text:span></text:p>
      <text:p text:style-name="P13">Programas (ej1_05.xml) </text:p>
      <text:p text:style-name="P15">&lt;?xml version="1.0" encoding="UTF-8"?&gt;</text:p>
      <text:p text:style-name="P15">&lt;programas&gt;</text:p>
      <text:p text:style-name="P15"><text:s text:c="2"/>&lt;programa nombre="Firefox" licencia="GPL" licencia="MPL" /&gt;</text:p>
      <text:p text:style-name="P15"><text:s text:c="2"/>&lt;programa nombre="OpenOffice.org" licencia=LGPL /&gt;</text:p>
      <text:p text:style-name="P15"><text:s text:c="2"/>&lt;programa nombre="Inkscape" licencia=GPL /&gt;</text:p>
      <text:p text:style-name="P16">&lt;/programas&gt;</text:p>
      <text:p text:style-name="P16"/>
      <text:p text:style-name="P16"/>
      <text:p text:style-name="P20">&lt;?xml version="1.0" encoding="UTF-8"?&gt;</text:p>
      <text:p text:style-name="P20">&lt;programas&gt;</text:p>
      <text:p text:style-name="P20"><text:s text:c="2"/>&lt;programa nombre="Firefox" licencia="GPL y MPL" /&gt;</text:p>
      <text:p text:style-name="P20"><text:s text:c="2"/>&lt;programa nombre="OpenOffice.org" licencia="LGPL" /&gt;</text:p>
      <text:p text:style-name="P20"><text:s text:c="2"/>&lt;programa nombre="Inkscape" licencia="GPL" /&gt;</text:p>
      <text:p text:style-name="P20">&lt;/programas&gt;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"/>
      <text:p text:style-name="P13"><text:soft-page-break/>Mundiales de fútbol (ej1_06.xml) </text:p>
      <text:p text:style-name="P15">&lt;?xml version="1.0" encoding="UTF-8"?&gt;</text:p>
      <text:p text:style-name="P15">&lt;mundiales-de-futbol&gt;</text:p>
      <text:p text:style-name="P15"><text:s text:c="2"/>&lt;mundial&gt;</text:p>
      <text:p text:style-name="P15"><text:s text:c="4"/>&lt;pais="España" /&gt;</text:p>
      <text:p text:style-name="P15"><text:s text:c="4"/>&lt;1982 /&gt;</text:p>
      <text:p text:style-name="P17"><text:s text:c="2"/>&lt;/mundial&gt;</text:p>
      <text:p text:style-name="P16">&lt;/mundiales-de-futbol&gt;</text:p>
      <text:p text:style-name="P16"/>
      <text:p text:style-name="P16"/>
      <text:p text:style-name="P20">&lt;?xml version="1.0" encoding="UTF-8"?&gt;</text:p>
      <text:p text:style-name="P20">&lt;mundiales-de-futbol&gt;</text:p>
      <text:p text:style-name="P20"><text:s text:c="2"/>&lt;mundial&gt;</text:p>
      <text:p text:style-name="P20"><text:s text:c="4"/>&lt;pais nombre="España" /&gt;</text:p>
      <text:p text:style-name="P20"><text:s text:c="4"/>&lt;fecha año="1982" /&gt;</text:p>
      <text:p text:style-name="P20"><text:s text:c="2"/>&lt;/mundial&gt;</text:p>
      <text:p text:style-name="P20">&lt;/mundiales-de-futbol&gt;</text:p>
      <text:p text:style-name="P16"/>
      <text:p text:style-name="P13">Medios de transporte (ej1_07.xml) </text:p>
      <text:p text:style-name="P15">&lt;?xml version="1.0" encoding="UTF-8"?&gt;</text:p>
      <text:p text:style-name="P15">&lt;mediosDeTransporte&gt;</text:p>
      <text:p text:style-name="P15"><text:s text:c="2"/>&lt;bicicleta velocidad="v&lt;100km/h" /&gt;</text:p>
      <text:p text:style-name="P15"><text:s text:c="2"/>&lt;patinete velocidad maxima="50 km/h"</text:p>
      <text:p text:style-name="P19">&lt;/mediosDeTransporte&gt;</text:p>
      <text:p text:style-name="P19"/>
      <text:p text:style-name="P19"/>
      <text:p text:style-name="P19"/>
      <text:p text:style-name="P21">&lt;?xml version="1.0" encoding="UTF-8"?&gt;</text:p>
      <text:p text:style-name="P21">&lt;mediosDeTransporte&gt;</text:p>
      <text:p text:style-name="P21"><text:s text:c="2"/>&lt;bicicleta velocidad="v&amp;lt;100km/h" /&gt;</text:p>
      <text:p text:style-name="P21"><text:s text:c="2"/>&lt;patinete velocidadmaxima="50 km/h" /&gt;</text:p>
      <text:p text:style-name="P21">&lt;/mediosDeTransporte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stilo1" style:family="paragraph" style:parent-style-name="Standard" style:default-outline-level="">
      <style:paragraph-properties fo:margin-top="0.494cm" fo:margin-bottom="0.494cm" style:contextual-spacing="false" fo:line-height="100%"/>
      <style:text-properties fo:color="#0000ff" loext:opacity="100%"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language-asian="es" style:country-asian="ES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nieves</meta:initial-creator>
    <meta:editing-cycles>17</meta:editing-cycles>
    <meta:creation-date>2014-04-20T19:27:00</meta:creation-date>
    <dc:date>2023-09-26T09:01:58.389000000</dc:date>
    <meta:editing-duration>PT45M53S</meta:editing-duration>
    <meta:generator>LibreOffice/7.4.7.2$Windows_X86_64 LibreOffice_project/723314e595e8007d3cf785c16538505a1c878ca5</meta:generator>
    <meta:document-statistic meta:table-count="0" meta:image-count="0" meta:object-count="0" meta:page-count="4" meta:paragraph-count="122" meta:word-count="336" meta:character-count="3645" meta:non-whitespace-character-count="32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